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aco1" svg:font-family="Monaco" style:font-family-generic="roman"/>
    <style:font-face style:name="Lucida Sans1" svg:font-family="'Lucida Sans'" style:font-family-generic="swiss"/>
    <style:font-face style:name="Monaco" svg:font-family="Monaco" style:font-family-generic="modern" style:font-pitch="variable"/>
    <style:font-face style:name="Liberation Serif" svg:font-family="'Liberation Serif'" style:font-family-generic="roman" style:font-pitch="variable"/>
    <style:font-face style:name="Hiragino Kaku Gothic StdN" svg:font-family="'Hiragino Kaku Gothic StdN'" style:font-family-generic="swiss" style:font-pitch="variable"/>
    <style:font-face style:name="Liberation Sans" svg:font-family="'Liberation Sans'" style:font-family-generic="swiss" style:font-pitch="variable"/>
    <style:font-face style:name="MS Gothic" svg:font-family="'MS Gothic'" style:font-adornments="標準" style:font-family-generic="swiss" style:font-pitch="variable"/>
    <style:font-face style:name="Lucida Sans" svg:font-family="'Lucida Sans'" style:font-family-generic="system" style:font-pitch="variable"/>
    <style:font-face style:name="MS PGothic" svg:font-family="'MS PGothic'" style:font-family-generic="system" style:font-pitch="variable"/>
    <style:font-face style:name="MS PMincho" svg:font-family="'MS PMincho'" style:font-family-generic="system" style:font-pitch="variable"/>
  </office:font-face-decls>
  <office:automatic-styles>
    <style:style style:name="P1" style:family="paragraph" style:parent-style-name="Title">
      <style:text-properties style:font-name="Hiragino Kaku Gothic StdN" fo:font-size="20pt" fo:font-weight="normal" officeooo:rsid="000e6551" style:font-name-asian="Hiragino Kaku Gothic StdN" style:font-size-asian="20pt" style:font-weight-asian="normal" style:font-size-complex="20pt" style:font-weight-complex="normal"/>
    </style:style>
    <style:style style:name="P2" style:family="paragraph" style:parent-style-name="Text_20_body">
      <style:text-properties officeooo:rsid="000e6551" officeooo:paragraph-rsid="000e6551"/>
    </style:style>
    <style:style style:name="P3" style:family="paragraph" style:parent-style-name="チャンク">
      <style:text-properties officeooo:rsid="001e1e9c" officeooo:paragraph-rsid="001e1e9c"/>
    </style:style>
    <style:style style:name="P4" style:family="paragraph" style:parent-style-name="チャンク">
      <style:text-properties officeooo:paragraph-rsid="001fda24"/>
    </style:style>
    <style:style style:name="P5" style:family="paragraph" style:parent-style-name="チャンク">
      <style:text-properties officeooo:rsid="002480d8" officeooo:paragraph-rsid="002480d8"/>
    </style:style>
    <style:style style:name="P6" style:family="paragraph" style:parent-style-name="Heading">
      <style:text-properties officeooo:paragraph-rsid="002d3ff1"/>
    </style:style>
    <style:style style:name="P7" style:family="paragraph" style:parent-style-name="Text_20_body">
      <style:text-properties officeooo:rsid="003138c6" officeooo:paragraph-rsid="003138c6"/>
    </style:style>
    <style:style style:name="P8" style:family="paragraph" style:parent-style-name="チャンク">
      <style:text-properties officeooo:rsid="000e6551"/>
    </style:style>
    <style:style style:name="P9" style:family="paragraph" style:parent-style-name="チャンク">
      <style:text-properties officeooo:rsid="000e6551" officeooo:paragraph-rsid="002d3ff1"/>
    </style:style>
    <style:style style:name="P10" style:family="paragraph" style:parent-style-name="チャンク">
      <style:text-properties officeooo:paragraph-rsid="002d3ff1"/>
    </style:style>
    <style:style style:name="P11" style:family="paragraph" style:parent-style-name="チャンク">
      <style:text-properties officeooo:rsid="002d3ff1" officeooo:paragraph-rsid="002d3ff1"/>
    </style:style>
    <style:style style:name="T1" style:family="text">
      <style:text-properties officeooo:rsid="001199ea"/>
    </style:style>
    <style:style style:name="T2" style:family="text">
      <style:text-properties fo:color="#000000"/>
    </style:style>
    <style:style style:name="T3" style:family="text">
      <style:text-properties fo:color="#000000" officeooo:rsid="001fda24"/>
    </style:style>
    <style:style style:name="T4" style:family="text">
      <style:text-properties fo:color="#000000" officeooo:rsid="0022d4fc"/>
    </style:style>
    <style:style style:name="T5" style:family="text">
      <style:text-properties fo:color="#0c0089"/>
    </style:style>
    <style:style style:name="T6" style:family="text">
      <style:text-properties fo:color="#0c0089" officeooo:rsid="00211110"/>
    </style:style>
    <style:style style:name="T7" style:family="text">
      <style:text-properties fo:color="#0c0089" officeooo:rsid="0022d4fc"/>
    </style:style>
    <style:style style:name="T8" style:family="text">
      <style:text-properties fo:color="#0c0089" officeooo:rsid="002561a7"/>
    </style:style>
    <style:style style:name="T9" style:family="text">
      <style:text-properties fo:color="#0c0089" officeooo:rsid="002b5d9e"/>
    </style:style>
    <style:style style:name="T10" style:family="text">
      <style:text-properties fo:color="#a00000"/>
    </style:style>
    <style:style style:name="T11" style:family="text">
      <style:text-properties fo:color="#a00000" officeooo:rsid="00211110"/>
    </style:style>
    <style:style style:name="T12" style:family="text">
      <style:text-properties fo:color="#a00000" officeooo:rsid="0022d4fc"/>
    </style:style>
    <style:style style:name="T13" style:family="text">
      <style:text-properties officeooo:rsid="001b464d"/>
    </style:style>
    <style:style style:name="T14" style:family="text">
      <style:text-properties officeooo:rsid="00271317"/>
    </style:style>
    <style:style style:name="T15" style:family="text">
      <style:text-properties officeooo:rsid="002d3ff1"/>
    </style:style>
    <style:style style:name="T16" style:family="text">
      <style:text-properties officeooo:rsid="002dd261"/>
    </style:style>
    <style:style style:name="T17" style:family="text">
      <style:text-properties officeooo:rsid="002fb907"/>
    </style:style>
    <style:style style:name="T18" style:family="text">
      <style:text-properties officeooo:rsid="0032aed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dfWeaveによる動的レポート生成</text:p>
      <text:p text:style-name="P2">odfWeaveでワープロソフトを使ったレポートにRのコードを埋め込むことができます。</text:p>
      <text:p text:style-name="チャンク">&lt;&lt;setup, echo=F<text:span text:style-name="T13">AL</text:span>SE, results=hide&gt;&gt;=</text:p>
      <text:p text:style-name="P3"># スタイルの登録</text:p>
      <text:p text:style-name="チャンク"><text:span text:style-name="T2">styles </text:span><text:span text:style-name="T5">&lt;- getStyleDefs()</text:span></text:p>
      <text:p text:style-name="チャンク"><text:span text:style-name="T2">styles</text:span><text:span text:style-name="T5">$</text:span><text:span text:style-name="T2">out</text:span><text:span text:style-name="T4">p</text:span><text:span text:style-name="T2"> </text:span><text:span text:style-name="T5">&lt;- modifyList(</text:span><text:span text:style-name="T2">styles</text:span><text:span text:style-name="T5">$</text:span><text:span text:style-name="T2">ttBlue</text:span><text:span text:style-name="T5">, list(</text:span><text:span text:style-name="T2">fontName</text:span><text:span text:style-name="T5"> = </text:span><text:span text:style-name="T10">"Monaco"</text:span><text:span text:style-name="T5">))</text:span></text:p>
      <text:p text:style-name="P4"><text:span text:style-name="T2">styles</text:span><text:span text:style-name="T5">$</text:span><text:span text:style-name="T6">in</text:span><text:span text:style-name="T7">p</text:span><text:span text:style-name="T2"> </text:span><text:span text:style-name="T5">&lt;- modifyList(</text:span><text:span text:style-name="T2">styles</text:span><text:span text:style-name="T5">$</text:span><text:span text:style-name="T2">tt</text:span><text:span text:style-name="T3">Red</text:span><text:span text:style-name="T5">, list(</text:span><text:span text:style-name="T2">fontName</text:span><text:span text:style-name="T5"> = </text:span><text:span text:style-name="T10">"Monaco"</text:span><text:span text:style-name="T5">))</text:span></text:p>
      <text:p text:style-name="P4"><text:span text:style-name="T5">setStyleDefs(</text:span><text:span text:style-name="T2">styles</text:span><text:span text:style-name="T5">)</text:span></text:p>
      <text:p text:style-name="チャンク"><text:span text:style-name="T5">setStyles(modifyList(getStyles(), list(</text:span><text:span text:style-name="T2">output </text:span><text:span text:style-name="T5">=</text:span><text:span text:style-name="T2"> </text:span><text:span text:style-name="T10">"out</text:span><text:span text:style-name="T12">p</text:span><text:span text:style-name="T10">", </text:span><text:span text:style-name="T11">input = “in</text:span><text:span text:style-name="T12">p</text:span><text:span text:style-name="T11">”</text:span><text:span text:style-name="T5">)))</text:span></text:p>
      <text:p text:style-name="P5"><text:span text:style-name="T5">setImageDefs(modifyList(getImageDefs(), list(plotHeight=</text:span><text:span text:style-name="T8">2</text:span><text:span text:style-name="T5">00, dispHeight=</text:span><text:span text:style-name="T8">2</text:span><text:span text:style-name="T5">))</text:span><text:span text:style-name="T9">)</text:span></text:p>
      <text:p text:style-name="チャンク">@</text:p>
      <text:p text:style-name="P6"><text:span text:style-name="T15">irisデータの一部</text:span></text:p>
      <text:p text:style-name="P7"><text:span text:style-name="T18">irisは\Sexpr{nrow(iris)}行\Sexpr{ncol(iris)}列のデータです。</text:span>3行だけ出力してみましょう。</text:p>
      <text:p text:style-name="P9">&lt;&lt;<text:span text:style-name="T16">results=xml, echo=FALSE</text:span>&gt;&gt;=</text:p>
      <text:p text:style-name="P11">odfTable(head(iris, 3))</text:p>
      <text:p text:style-name="P10">@</text:p>
      <text:p text:style-name="P6">irisデータのサマリー</text:p>
      <text:p text:style-name="P8">&lt;&lt;&gt;&gt;=</text:p>
      <text:p text:style-name="チャンク">summary(iris)</text:p>
      <text:p text:style-name="チャンク">@</text:p>
      <text:p text:style-name="Heading">mtcarsデータのプロット</text:p>
      <text:p text:style-name="P7">ggplot2を使ってみましょう。</text:p>
      <text:p text:style-name="チャンク">&lt;&lt;fig = TRUE, <text:span text:style-name="T17">echo=FALSE</text:span>&gt;&gt;=</text:p>
      <text:p text:style-name="チャンク">library(ggplot2)</text:p>
      <text:p text:style-name="チャンク"><text:span text:style-name="T1">p &lt;- </text:span>ggplot(mtcars, aes(mpg, wt)) + geom_point() + facet_grid(<text:span text:style-name="T14">~</text:span>am<text:span text:style-name="T14">+</text:span>vs)</text:p>
      <text:p text:style-name="チャンク">print(p)</text:p>
      <text:p text:style-name="チャンク">@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aco1" svg:font-family="Monaco" style:font-family-generic="roman"/>
    <style:font-face style:name="Lucida Sans1" svg:font-family="'Lucida Sans'" style:font-family-generic="swiss"/>
    <style:font-face style:name="Monaco" svg:font-family="Monaco" style:font-family-generic="modern" style:font-pitch="variable"/>
    <style:font-face style:name="Liberation Serif" svg:font-family="'Liberation Serif'" style:font-family-generic="roman" style:font-pitch="variable"/>
    <style:font-face style:name="Hiragino Kaku Gothic StdN" svg:font-family="'Hiragino Kaku Gothic StdN'" style:font-family-generic="swiss" style:font-pitch="variable"/>
    <style:font-face style:name="Liberation Sans" svg:font-family="'Liberation Sans'" style:font-family-generic="swiss" style:font-pitch="variable"/>
    <style:font-face style:name="MS Gothic" svg:font-family="'MS Gothic'" style:font-adornments="標準" style:font-family-generic="swiss" style:font-pitch="variable"/>
    <style:font-face style:name="Lucida Sans" svg:font-family="'Lucida Sans'" style:font-family-generic="system" style:font-pitch="variable"/>
    <style:font-face style:name="MS PGothic" svg:font-family="'MS PGothic'" style:font-family-generic="system" style:font-pitch="variable"/>
    <style:font-face style:name="MS PMincho" svg:font-family="'MS PMincho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MS PMincho" style:font-size-asian="10.5pt" style:language-asian="ja" style:country-asian="JP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US" style:letter-kerning="true" style:font-name-asian="MS PMincho" style:font-size-asian="10.5pt" style:language-asian="ja" style:country-asian="JP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S PGothic" style:font-family-asian="'MS PGothic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チャンク" style:family="paragraph" style:parent-style-name="Text_20_body" style:class="text" style:master-page-name="">
      <style:paragraph-properties fo:margin-top="0cm" fo:margin-bottom="0cm" style:contextual-spacing="false" fo:line-height="100%" style:page-number="auto"/>
      <style:text-properties style:font-name="Monaco" fo:font-family="Monaco" style:font-family-generic="modern" style:font-pitch="variable" fo:font-size="9pt" officeooo:rsid="000e6551" style:font-name-asian="MS Gothic" style:font-family-asian="'MS Gothic'" style:font-style-name-asian="標準" style:font-family-generic-asian="swiss" style:font-pitch-asian="variable" style:font-size-asian="9pt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13T11:48:49.283575000</meta:creation-date>
    <dc:date>2014-02-13T16:36:40.332732000</dc:date>
    <meta:editing-duration>PT4H10M28S</meta:editing-duration>
    <meta:editing-cycles>37</meta:editing-cycles>
    <meta:generator>LibreOffice/4.2.0.4$MacOSX_x86 LibreOffice_project/05dceb5d363845f2cf968344d7adab8dcfb2ba71</meta:generator>
    <meta:document-statistic meta:table-count="0" meta:image-count="0" meta:object-count="0" meta:page-count="1" meta:paragraph-count="27" meta:word-count="173" meta:character-count="741" meta:non-whitespace-character-count="705"/>
  </office:meta>
</office:document-meta>
</file>